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2da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阮朝日 34（1900.7.6-1947.3.12）</text:p>
      <text:p text:style-name="P1"/>
      <text:p text:style-name="P1">屏東東港人。祖父阮鎮楓，父親阮達涵，家中</text:p>
      <text:p text:style-name="P1"/>
      <text:p text:style-name="P1">排行第三，上有兄朝模、朝聘，下有弟朝詔。</text:p>
      <text:p text:style-name="P1"/>
      <text:p text:style-name="P1">臺灣總督府國語學校畢業後，負笈東京進入高</text:p>
      <text:p text:style-name="P1"/>
      <text:p text:style-name="P1">輪中學，大正 11年（1922）畢業，進入福島高商就</text:p>
      <text:p text:style-name="P1"/>
      <text:p text:style-name="P1">讀。於日本就學期間至自動車（汽車）工廠當學徒</text:p>
      <text:p text:style-name="P1"/>
      <text:p text:style-name="P1">打工賺錢，也因此機緣在返臺後投入汽車引擎製造</text:p>
      <text:p text:style-name="P1"/>
      <text:p text:style-name="P1">的事業。大正 15年（1926）自福島高商畢業隨即返</text:p>
      <text:p text:style-name="P1"/>
      <text:p text:style-name="P1">臺，擔任家族企業長福商事株式會社代表取締役，</text:p>
      <text:p text:style-name="P1"/>
      <text:p text:style-name="P1">又與林耀明、李開山等人合股創立屏東信託株式會</text:p>
      <text:p text:style-name="P1"/>
      <text:p text:style-name="P1">社擔任代表取締役兼常務取締役。35</text:p>
      <text:p text:style-name="P1"/>
      <text:p text:style-name="P1">昭和 3年（1928）與其兄弟共同捐 2甲土地，供竹仔腳公學校建設。昭和</text:p>
      <text:p text:style-name="P1"/>
      <text:p text:style-name="P1">5年（1930）任林邊庄協議員。昭和 7年（1932）《臺灣新民報》獲准發行日</text:p>
      <text:p text:style-name="P1"/>
      <text:p text:style-name="P1">刊，他辭去屏東信託株式會社常務之工作，舉家北遷至臺北擔任《臺灣新民</text:p>
      <text:p text:style-name="P1"/>
      <text:p text:style-name="P1">報》販賣部長兼廣告部長。初期賃居，曾租布商張亦泰之屋，與陳逢源（另有</text:p>
      <text:p text:style-name="P1"/>
      <text:p text:style-name="P1">傳）家比鄰而居，後於今南京東路上自建家屋，親自設計和洋融合之風格。曾</text:p>
      <text:p text:style-name="P1"/>
      <text:p text:style-name="P1">與報社同事組團至大陸參訪；昭和 12年（1937）任印刷部長。由於其仍對實</text:p>
      <text:p text:style-name="P1"/>
      <text:p text:style-name="P1">業界有濃厚興趣，曾想辭去《臺灣新民報》工作，但遭專務羅萬俥慰留，僅准</text:p>
      <text:p text:style-name="P1"/>
      <text:p text:style-name="P1">其請調回屏東擔任支局長，先後開設日之丸式木炭瓦斯發生爐自動車株式會</text:p>
      <text:p text:style-name="P1"/>
      <text:p text:style-name="P1">社及朝日式木炭瓦斯發生爐株式會社。36</text:p>
      <text:p text:style-name="P1"/>
      <text:p text:style-name="P1">戰後，懷抱迎接祖國的熱情，變賣 2甲田，捐修於戰火中毀損的總督府</text:p>
      <text:p text:style-name="P1"/>
      <text:p text:style-name="P1">（改名介壽館），擔任總督府修繕委員會總幹事，接任改組後的《臺灣新生</text:p>
      <text:p text:style-name="P1"/>
      <text:p text:style-name="P1">報》總經理。民國 35年（1946）與施江南（另有傳）等人組織「臺灣海外青年</text:p>
      <text:p text:style-name="P1"/>
      <text:p text:style-name="P1">復員促進委員會」，與聯合國善後救濟總署救援流落於海南島的臺籍日本兵，</text:p>
      <text:p text:style-name="P1"/>
      <text:p text:style-name="P1">當這些病弱的臺籍青年回返臺灣，更不辭辛勞親自至臺大醫院照護。阮朝日亦重視文化事業，昭和 13年（1938）編修《北京話的基礎》。戰後</text:p>
      <text:p text:style-name="P1"/>
      <text:p text:style-name="P1">與林呈祿（另有傳）及游彌堅等人創立東方出版社，為滿足當時臺灣人學習國</text:p>
      <text:p text:style-name="P1"/>
      <text:p text:style-name="P1">語的需求而編訂《華日辭典》，成為當時重要的語言學習工具書。37</text:p>
      <text:p text:style-name="P1"/>
      <text:p text:style-name="P1">民國 36年（1947），二二八事件發生之時，正想辭去《臺灣新生報》總經</text:p>
      <text:p text:style-name="P1"/>
      <text:p text:style-name="P1">理之職，預訂接任彰化銀行協理之位，因氣喘發作在家中休養。3月 12日，</text:p>
      <text:p text:style-name="P1"/>
      <text:p text:style-name="P1">長女美姝因聽聞風聲曾回家促請暫避鋒頭，但被其拒絕，自認為未做錯事不</text:p>
      <text:p text:style-name="P1"/>
      <text:p text:style-name="P1">需逃亡。然當日稍晚即遭不明人士帶走，從此下落不明。</text:p>
      <text:p text:style-name="P1"><text:soft-page-break/></text:p>
      <text:p text:style-name="P1">其妻曾千方百計尋找其下落，但從未被證實是被何單位抓走，處分為何。</text:p>
      <text:p text:style-name="P1"/>
      <text:p text:style-name="P1">40年後，二二八事件平反運動出現，民國 91年（2002），其長女美姝在屏東</text:p>
      <text:p text:style-name="P1"/>
      <text:p text:style-name="P1">成立阮朝日紀念館，為第一座私人二二八紀念館（2006年 6月 30日已關閉），</text:p>
      <text:p text:style-name="P1"/>
      <text:p text:style-name="P1">展出內容為至海外各地所蒐集之二二八珍貴史料。</text:p>
      <text:p text:style-name="P1"/>
      <text:p text:style-name="P1">妻林素，為高雄鳳山望族千金，昭和 2年（1927），兩人於日本日光東照</text:p>
      <text:p text:style-name="P1"/>
      <text:p text:style-name="P1">宮舉行婚禮，婚後育有 2女 3子。長子榮一；長女美姝適醫師林耀堃；次女美</text:p>
      <text:p text:style-name="P1"/>
      <text:p text:style-name="P1">娃。（陳翠蓮、嚴婉玲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21:22.711339458</meta:creation-date>
    <dc:date>2018-04-19T15:22:21.510919123</dc:date>
    <meta:editing-duration>PT59S</meta:editing-duration>
    <meta:editing-cycles>1</meta:editing-cycles>
    <meta:document-statistic meta:table-count="0" meta:image-count="0" meta:object-count="0" meta:page-count="2" meta:paragraph-count="38" meta:word-count="1068" meta:character-count="1153" meta:non-whitespace-character-count="1135"/>
    <meta:generator>LibreOffice/5.1.6.2$Linux_X86_64 LibreOffice_project/10m0$Build-2</meta:generator>
  </office:meta>
</office:document-meta>
</file>